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Liberation Sans', 'DejaVu Sans', sans-serif"/>
    <style:font-face style:name="Consolas1" svg:font-family="Consolas, 'Bitstream Vera Sans Mono', 'Courier New', Courier, monospace"/>
    <style:font-face style:name="Consolas" svg:font-family="Consolas, Menlo, Monaco, 'Lucida Console', 'Liberation Mono', 'DejaVu Sans Mono', 'Bitstream Vera Sans Mono', 'Courier New', monospace, serif"/>
    <style:font-face style:name="Courier New" svg:font-family="'Courier New'"/>
    <style:font-face style:name="Courier New1" svg:font-family="'Courier New', Courier, monospace"/>
    <style:font-face style:name="Georgia" svg:font-family="Georgia"/>
    <style:font-face style:name="Helvetica Neue" svg:font-family="'Helvetica Neue', Arial, sans-serif"/>
    <style:font-face style:name="Lohit Devanagari1" svg:font-family="'Lohit Devanagari'"/>
    <style:font-face style:name="Open Sans" svg:font-family="'Open Sans', sans-serif"/>
    <style:font-face style:name="OpenSymbol" svg:font-family="OpenSymbol"/>
    <style:font-face style:name="Tahoma" svg:font-family="Tahoma, Geneva, Arial, sans-serif"/>
    <style:font-face style:name="Times New Roman" svg:font-family="'Times New Roman'"/>
    <style:font-face style:name="Trebuchet MS" svg:font-family="'Trebuchet MS', Verdana, Arial, sans-serif"/>
    <style:font-face style:name="Verdana" svg:font-family="Verdana"/>
    <style:font-face style:name="arial" svg:font-family="arial, sans-serif"/>
    <style:font-face style:name="verdana" svg:font-family="verdana, arial, helvetica, sans-serif"/>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8.087cm" fo:margin-left="1.247cm" table:align="left"/>
    </style:style>
    <style:style style:name="Table1.A" style:family="table-column">
      <style:table-column-properties style:column-width="8.087cm"/>
    </style:style>
    <style:style style:name="Table1.A1" style:family="table-cell">
      <style:table-cell-properties style:vertical-align="middle"/>
    </style:style>
    <style:style style:name="Table2" style:family="table">
      <style:table-properties style:width="6.636cm" fo:margin-left="1.247cm" table:align="left"/>
    </style:style>
    <style:style style:name="Table2.A" style:family="table-column">
      <style:table-column-properties style:column-width="6.636cm"/>
    </style:style>
    <style:style style:name="Table2.A1" style:family="table-cell">
      <style:table-cell-properties style:vertical-align="middle"/>
    </style:style>
    <style:style style:name="P1" style:family="paragraph" style:parent-style-name="Standard">
      <style:text-properties fo:font-size="11pt" fo:font-weight="bold" style:font-size-asian="11pt" style:font-weight-asian="bold" style:font-size-complex="11pt" style:font-weight-complex="bold"/>
    </style:style>
    <style:style style:name="P2" style:family="paragraph" style:parent-style-name="Standard">
      <style:text-properties fo:font-variant="normal" fo:text-transform="none" fo:color="#222222" style:font-name="arial" fo:font-size="11pt" fo:letter-spacing="normal" fo:font-style="normal" fo:font-weight="normal" style:font-size-asian="11pt" style:font-weight-asian="bold" style:font-size-complex="11pt" style:font-weight-complex="bold"/>
    </style:style>
    <style:style style:name="P3" style:family="paragraph" style:parent-style-name="Standard">
      <style:text-properties fo:font-variant="normal" fo:text-transform="none" fo:color="#333333" style:font-name="Open Sans" fo:font-size="9.75pt" fo:letter-spacing="normal" fo:font-style="normal" fo:font-weight="normal" style:font-size-asian="11pt" style:font-weight-asian="bold" style:font-size-complex="11pt" style:font-weight-complex="bold"/>
    </style:style>
    <style:style style:name="P4" style:family="paragraph" style:parent-style-name="Standard">
      <style:text-properties fo:font-variant="normal" fo:text-transform="none" fo:color="#333333" style:font-name="Open Sans" fo:font-size="9.75pt" fo:letter-spacing="normal" fo:font-style="normal" fo:font-weight="bold" style:font-size-asian="11pt" style:font-weight-asian="bold" style:font-size-complex="11pt" style:font-weight-complex="bold"/>
    </style:style>
    <style:style style:name="P5" style:family="paragraph" style:parent-style-name="Standard">
      <style:text-properties fo:font-variant="normal" fo:text-transform="none" fo:color="#333333" style:font-name="Open Sans" fo:font-size="11pt" fo:letter-spacing="normal" fo:font-style="normal" fo:font-weight="bold" style:font-size-asian="11pt" style:font-weight-asian="bold" style:font-size-complex="11pt" style:font-weight-complex="bold"/>
    </style:style>
    <style:style style:name="P6" style:family="paragraph" style:parent-style-name="Standard">
      <style:text-properties fo:font-variant="normal" fo:text-transform="none" fo:color="#333333" style:font-name="Courier New" fo:font-size="9pt" fo:letter-spacing="normal" fo:font-style="normal" fo:font-weight="normal" style:font-size-asian="11pt" style:font-weight-asian="bold" style:font-size-complex="11pt" style:font-weight-complex="bold"/>
    </style:style>
    <style:style style:name="P7" style:family="paragraph" style:parent-style-name="Standard">
      <style:text-properties fo:font-variant="normal" fo:text-transform="none" fo:color="#333333" style:font-name="Courier New" fo:font-size="9pt" fo:letter-spacing="normal" fo:font-style="normal" fo:font-weight="bold" style:font-size-asian="11pt" style:font-weight-asian="bold" style:font-size-complex="11pt" style:font-weight-complex="bold"/>
    </style:style>
    <style:style style:name="P8" style:family="paragraph" style:parent-style-name="Standard">
      <style:text-properties fo:font-variant="normal" fo:text-transform="none" fo:color="#333333" style:font-name="Georgia" fo:font-size="12.75pt" fo:letter-spacing="normal" fo:font-style="normal" fo:font-weight="normal" style:font-size-asian="11pt" style:font-weight-asian="bold" style:font-size-complex="11pt" style:font-weight-complex="bold"/>
    </style:style>
    <style:style style:name="P9" style:family="paragraph" style:parent-style-name="Standard">
      <style:text-properties fo:font-variant="normal" fo:text-transform="none" fo:color="#000000" style:font-name="verdana" fo:font-size="9pt" fo:letter-spacing="normal" fo:font-style="normal" fo:font-weight="normal" style:font-size-asian="11pt" style:font-weight-asian="bold" style:font-size-complex="11pt" style:font-weight-complex="bold"/>
    </style:style>
    <style:style style:name="P10" style:family="paragraph" style:parent-style-name="Standard">
      <style:text-properties fo:font-variant="normal" fo:text-transform="none" fo:color="#000000" style:font-name="verdana" fo:font-size="11pt" fo:letter-spacing="normal" fo:font-style="normal" fo:font-weight="bold" style:font-size-asian="11pt" style:font-weight-asian="bold" style:font-size-complex="11pt" style:font-weight-complex="bold"/>
    </style:style>
    <style:style style:name="P11" style:family="paragraph" style:parent-style-name="Standard" style:list-style-name=""/>
    <style:style style:name="P12" style:family="paragraph" style:parent-style-name="Standard">
      <style:paragraph-properties fo:margin-left="0cm" fo:margin-right="0cm" fo:margin-top="0cm" fo:margin-bottom="0cm" style:line-height-at-least="0.45cm" fo:text-align="start" style:justify-single-word="false" fo:orphans="2" fo:widows="2" fo:text-indent="0cm" style:auto-text-indent="false" fo:padding="0cm" fo:border="none"/>
    </style:style>
    <style:style style:name="P13" style:family="paragraph" style:parent-style-name="Standard">
      <style:paragraph-properties fo:margin-left="0cm" fo:margin-right="0cm" fo:margin-top="0cm" fo:margin-bottom="0.212cm" style:line-height-at-least="0.476cm" fo:text-align="start" style:justify-single-word="false" fo:orphans="2" fo:widows="2" fo:text-indent="0cm" style:auto-text-indent="false" fo:padding="0cm" fo:border="none"/>
      <style:text-properties fo:font-variant="normal" fo:text-transform="none" fo:color="#333333" style:font-name="Tahoma" fo:font-size="11pt" fo:letter-spacing="normal" fo:font-style="normal" fo:font-weight="bold" style:font-size-asian="11pt" style:font-weight-asian="bold" style:font-size-complex="11pt" style:font-weight-complex="bold"/>
    </style:style>
    <style:style style:name="P14" style:family="paragraph" style:parent-style-name="Text_20_body">
      <style:text-properties fo:font-variant="normal" fo:text-transform="none" fo:color="#000000" style:font-name="Arial" fo:font-size="10.5pt" fo:letter-spacing="normal" fo:font-style="normal" fo:font-weight="normal" style:font-size-asian="11pt" style:font-weight-asian="bold" style:font-size-complex="11pt" style:font-weight-complex="bold"/>
    </style:style>
    <style:style style:name="P15" style:family="paragraph" style:parent-style-name="Text_20_body">
      <style:text-properties fo:font-variant="normal" fo:text-transform="none" fo:color="#000000" style:font-name="Helvetica Neue" fo:letter-spacing="normal" fo:font-style="normal" fo:font-weight="normal"/>
    </style:style>
    <style:style style:name="P16" style:family="paragraph" style:parent-style-name="Text_20_body">
      <style:text-properties fo:font-weight="bold" style:font-weight-asian="bold" style:font-weight-complex="bold"/>
    </style:style>
    <style:style style:name="P17" style:family="paragraph" style:parent-style-name="Text_20_body" style:list-style-name=""/>
    <style:style style:name="P18" style:family="paragraph" style:parent-style-name="Text_20_body">
      <style:paragraph-properties style:line-height-at-least="0.741cm" fo:orphans="2" fo:widows="2"/>
    </style:style>
    <style:style style:name="P19" style:family="paragraph" style:parent-style-name="Text_20_body" style:list-style-name="L2">
      <style:paragraph-properties style:line-height-at-least="0.741cm" fo:orphans="2" fo:widows="2"/>
    </style:style>
    <style:style style:name="P20" style:family="paragraph" style:parent-style-name="Text_20_body" style:list-style-name="L3">
      <style:paragraph-properties style:line-height-at-least="0.741cm" fo:orphans="2" fo:widows="2"/>
    </style:style>
    <style:style style:name="P21" style:family="paragraph" style:parent-style-name="Text_20_body">
      <style:paragraph-properties fo:margin-left="0cm" fo:margin-right="0cm" fo:margin-top="0cm" fo:margin-bottom="0.21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Arial" fo:font-size="10.5pt" fo:letter-spacing="normal" fo:font-style="normal" fo:font-weight="normal"/>
    </style:style>
    <style:style style:name="P22" style:family="paragraph" style:parent-style-name="Text_20_body">
      <style:paragraph-properties fo:margin-left="0cm" fo:margin-right="0cm" fo:margin-top="0cm" fo:margin-bottom="0.21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text-position="0% 100%" style:font-name="Arial" fo:font-size="10.5pt" fo:letter-spacing="normal" fo:font-style="normal" fo:font-weight="bold" style:font-weight-asian="bold" style:font-weight-complex="bold"/>
    </style:style>
    <style:style style:name="P23" style:family="paragraph" style:parent-style-name="Text_20_body">
      <style:paragraph-properties fo:margin-left="0cm" fo:margin-right="0cm" fo:margin-top="0cm" fo:margin-bottom="0.212cm" style:line-height-at-least="0.476cm" fo:text-align="start" style:justify-single-word="false" fo:orphans="2" fo:widows="2" fo:text-indent="0cm" style:auto-text-indent="false" fo:padding="0cm" fo:border="none"/>
      <style:text-properties fo:font-variant="normal" fo:text-transform="none" fo:color="#333333" style:font-name="Tahoma" fo:font-size="10.5pt" fo:letter-spacing="normal" fo:font-style="normal" fo:font-weight="normal"/>
    </style:style>
    <style:style style:name="P24" style:family="paragraph" style:parent-style-name="Text_20_body" style:list-style-name="L1">
      <style:paragraph-properties fo:margin-left="0cm" fo:margin-right="0cm" fo:margin-top="0cm" fo:margin-bottom="0cm" style:line-height-at-least="0.476cm" fo:text-align="start" style:justify-single-word="false" fo:orphans="2" fo:widows="2" fo:text-indent="0cm" style:auto-text-indent="false" fo:background-color="transparent" fo:padding="0cm" fo:border="none">
        <style:background-image/>
      </style:paragraph-properties>
    </style:style>
    <style:style style:name="P25" style:family="paragraph" style:parent-style-name="Text_20_body" style:list-style-name="L2">
      <style:paragraph-properties fo:margin-top="0cm" fo:margin-bottom="0cm" style:line-height-at-least="0.741cm" fo:orphans="2" fo:widows="2"/>
    </style:style>
    <style:style style:name="P26" style:family="paragraph" style:parent-style-name="Text_20_body" style:list-style-name="L3">
      <style:paragraph-properties fo:margin-top="0cm" fo:margin-bottom="0cm" style:line-height-at-least="0.741cm" fo:orphans="2" fo:widows="2"/>
    </style:style>
    <style:style style:name="P27" style:family="paragraph" style:parent-style-name="Heading_20_2">
      <style:text-properties fo:font-variant="normal" fo:text-transform="none" fo:color="#000000" style:font-name="Helvetica Neue" fo:letter-spacing="normal" fo:font-style="normal" fo:font-weight="normal"/>
    </style:style>
    <style:style style:name="P28" style:family="paragraph" style:parent-style-name="Preformatted_20_Text">
      <style:text-properties fo:font-variant="normal" fo:text-transform="none" fo:color="#333333" style:font-name="Georgia" fo:font-size="12.75pt" fo:letter-spacing="normal" fo:font-style="normal" fo:font-weight="normal" style:font-size-asian="11pt" style:font-weight-asian="bold" style:font-size-complex="11pt" style:font-weight-complex="bold"/>
    </style:style>
    <style:style style:name="P29" style:family="paragraph" style:parent-style-name="Preformatted_20_Text">
      <style:paragraph-properties fo:margin-left="0cm" fo:margin-right="0cm" fo:margin-top="0cm" fo:margin-bottom="0cm" style:line-height-at-least="0.476cm" fo:text-align="start" style:justify-single-word="false" fo:orphans="2" fo:widows="2" fo:text-indent="0cm" style:auto-text-indent="false" fo:background-color="#eeeeee" fo:padding="0cm" fo:border="none">
        <style:background-image/>
      </style:paragraph-properties>
    </style:style>
    <style:style style:name="P30"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31" style:family="paragraph" style:parent-style-name="Table_20_Contents">
      <style:paragraph-properties fo:margin-left="0cm" fo:margin-right="0cm" fo:margin-top="0cm" fo:margin-bottom="0cm" style:line-height-at-least="0.741cm" fo:text-align="start" style:justify-single-word="false" fo:orphans="2" fo:widows="2" fo:text-indent="0cm" style:auto-text-indent="false" fo:padding="0cm" fo:border="none"/>
    </style:style>
    <style:style style:name="T1" style:family="text">
      <style:text-properties fo:font-variant="normal" fo:text-transform="none"/>
    </style:style>
    <style:style style:name="T2" style:family="text">
      <style:text-properties fo:font-variant="normal" fo:text-transform="none" fo:color="#000000" style:font-name="Arial" fo:font-size="10.5pt" fo:letter-spacing="normal" fo:font-style="normal"/>
    </style:style>
    <style:style style:name="T3" style:family="text">
      <style:text-properties fo:font-variant="normal" fo:text-transform="none" fo:color="#000000" style:font-name="Arial" fo:font-size="10.5pt" fo:letter-spacing="normal" fo:font-style="normal" fo:font-weight="normal"/>
    </style:style>
    <style:style style:name="T4" style:family="text">
      <style:text-properties fo:font-variant="normal" fo:text-transform="none" fo:color="#000000" style:font-name="Arial" fo:font-size="10.5pt" fo:letter-spacing="normal" fo:font-style="normal" fo:font-weight="normal" style:font-weight-asian="bold" style:font-weight-complex="bold"/>
    </style:style>
    <style:style style:name="T5" style:family="text">
      <style:text-properties fo:font-variant="normal" fo:text-transform="none" fo:color="#000000" style:font-name="Arial" fo:font-size="10.5pt" fo:letter-spacing="normal" fo:font-style="normal" fo:font-weight="bold" style:font-weight-asian="bold" style:font-weight-complex="bold"/>
    </style:style>
    <style:style style:name="T6" style:family="text">
      <style:text-properties fo:font-variant="normal" fo:text-transform="none" fo:color="#000000" style:font-name="Consolas" fo:font-size="10.5pt" fo:letter-spacing="normal" fo:font-style="normal" fo:font-weight="normal" fo:background-color="#eeeeee"/>
    </style:style>
    <style:style style:name="T7" style:family="text">
      <style:text-properties fo:font-variant="normal" fo:text-transform="none" fo:color="#000000" style:font-name="Consolas" fo:font-size="10.5pt" fo:letter-spacing="normal" fo:font-style="normal" fo:font-weight="normal" fo:background-color="#eeeeee" style:font-weight-asian="bold" style:font-weight-complex="bold"/>
    </style:style>
    <style:style style:name="T8" style:family="text">
      <style:text-properties fo:font-variant="normal" fo:text-transform="none" fo:color="#000000" style:font-name="Consolas" fo:font-size="10.5pt" fo:letter-spacing="normal" fo:font-style="normal" fo:font-weight="normal" fo:background-color="transparent"/>
    </style:style>
    <style:style style:name="T9" style:family="text">
      <style:text-properties fo:font-variant="normal" fo:text-transform="none" fo:color="#000000" style:text-position="0% 100%" style:font-name="Trebuchet MS" fo:font-size="12pt" fo:letter-spacing="normal" fo:font-style="normal" fo:font-weight="normal" style:font-weight-asian="normal" style:font-weight-complex="normal"/>
    </style:style>
    <style:style style:name="T10" style:family="text">
      <style:text-properties fo:font-variant="normal" fo:text-transform="none" fo:color="#000000" style:text-position="0% 100%" style:font-name="Courier New1" fo:font-size="12pt" fo:letter-spacing="normal" fo:font-style="normal" fo:font-weight="normal" style:font-weight-asian="normal" style:font-weight-complex="normal"/>
    </style:style>
    <style:style style:name="T11" style:family="text">
      <style:text-properties fo:font-variant="normal" fo:text-transform="none" fo:color="#000000" style:font-name="Trebuchet MS" fo:font-size="12pt" fo:letter-spacing="normal" fo:font-style="normal"/>
    </style:style>
    <style:style style:name="T12" style:family="text">
      <style:text-properties fo:font-variant="normal" fo:text-transform="none" fo:color="#000000" style:font-name="Trebuchet MS" fo:font-size="12pt" fo:letter-spacing="normal" fo:font-style="normal" fo:font-weight="bold" style:font-weight-asian="bold" style:font-weight-complex="bold"/>
    </style:style>
    <style:style style:name="T13" style:family="text">
      <style:text-properties fo:font-variant="normal" fo:text-transform="none" fo:color="#000000" style:font-name="Trebuchet MS" fo:font-size="12pt" fo:letter-spacing="normal" fo:font-style="normal" fo:font-weight="normal" style:font-weight-asian="bold" style:font-weight-complex="bold"/>
    </style:style>
    <style:style style:name="T14" style:family="text">
      <style:text-properties fo:font-variant="normal" fo:text-transform="none" fo:color="#000000" style:font-name="Trebuchet MS" fo:font-size="12pt" fo:letter-spacing="normal" fo:font-style="normal" fo:font-weight="normal" style:font-weight-asian="normal" style:font-weight-complex="normal"/>
    </style:style>
    <style:style style:name="T15" style:family="text">
      <style:text-properties fo:font-variant="normal" fo:text-transform="none" fo:color="#000000" style:font-name="Trebuchet MS" fo:font-size="12pt" fo:letter-spacing="normal" fo:font-style="normal" fo:font-weight="normal" fo:background-color="#eeeeee" style:font-weight-asian="bold" style:font-weight-complex="bold"/>
    </style:style>
    <style:style style:name="T16" style:family="text">
      <style:text-properties fo:font-variant="normal" fo:text-transform="none" fo:color="#000000" style:font-name="Trebuchet MS" fo:font-size="9.75pt" fo:letter-spacing="normal" fo:font-style="normal" fo:font-weight="normal" style:font-weight-asian="bold" style:font-weight-complex="bold"/>
    </style:style>
    <style:style style:name="T17" style:family="text">
      <style:text-properties fo:font-variant="normal" fo:text-transform="none" fo:color="#000000" style:font-name="Courier New1" fo:font-size="12pt" fo:letter-spacing="normal" fo:font-style="normal" fo:font-weight="bold" style:font-weight-asian="bold" style:font-weight-complex="bold"/>
    </style:style>
    <style:style style:name="T18" style:family="text">
      <style:text-properties fo:font-variant="normal" fo:text-transform="none" fo:color="#000000" style:font-name="Courier New1" fo:font-size="12pt" fo:letter-spacing="normal" fo:font-style="normal" fo:font-weight="normal" style:font-weight-asian="bold" style:font-weight-complex="bold"/>
    </style:style>
    <style:style style:name="T19" style:family="text">
      <style:text-properties fo:font-variant="normal" fo:text-transform="none" fo:color="#000000" style:font-name="Courier New1" fo:font-size="12pt" fo:letter-spacing="normal" fo:font-style="normal" fo:font-weight="normal" style:font-weight-asian="normal" style:font-weight-complex="normal"/>
    </style:style>
    <style:style style:name="T20" style:family="text">
      <style:text-properties fo:font-variant="normal" fo:text-transform="none" fo:color="#000000" style:text-position="sub 58%" style:font-name="Trebuchet MS" fo:font-size="12pt" fo:letter-spacing="normal" fo:font-style="normal" fo:font-weight="normal" style:font-weight-asian="normal" style:font-weight-complex="normal"/>
    </style:style>
    <style:style style:name="T21" style:family="text">
      <style:text-properties fo:font-variant="normal" fo:text-transform="none" fo:color="#000000" style:text-position="sub 58%" style:font-name="Courier New1" fo:font-size="12pt" fo:letter-spacing="normal" fo:font-style="normal" fo:font-weight="normal" style:font-weight-asian="normal" style:font-weight-complex="normal"/>
    </style:style>
    <style:style style:name="T22" style:family="text">
      <style:text-properties fo:font-variant="normal" fo:text-transform="none" fo:color="#000000" style:font-name="Verdana" fo:font-size="9pt" fo:letter-spacing="normal" fo:font-style="normal" fo:font-weight="normal" style:font-weight-asian="bold" style:font-weight-complex="bold"/>
    </style:style>
    <style:style style:name="T23" style:family="text">
      <style:text-properties fo:font-variant="normal" fo:text-transform="none" fo:color="#000000" style:font-name="Verdana" fo:font-size="9pt" fo:letter-spacing="normal" fo:font-style="normal" fo:font-weight="bold" style:font-weight-asian="bold" style:font-weight-complex="bold"/>
    </style:style>
    <style:style style:name="T24" style:family="text">
      <style:text-properties fo:font-variant="normal" fo:text-transform="none" fo:color="#000000" style:font-name="Helvetica Neue" fo:letter-spacing="normal" fo:font-style="normal" fo:font-weight="normal"/>
    </style:style>
    <style:style style:name="T25" style:family="text">
      <style:text-properties fo:font-variant="normal" fo:text-transform="none" fo:color="#000000" style:font-name="Helvetica Neue" fo:letter-spacing="normal" fo:font-style="normal" fo:font-weight="normal" style:font-name-asian="Helvetica Neue" style:font-style-asian="normal" style:font-weight-asian="normal" style:font-name-complex="Helvetica Neue" style:font-style-complex="normal" style:font-weight-complex="normal"/>
    </style:style>
    <style:style style:name="T26" style:family="text">
      <style:text-properties fo:font-variant="normal" fo:text-transform="none" fo:color="#000000" style:font-name="Helvetica Neue" fo:font-size="12pt" fo:letter-spacing="normal" fo:font-style="normal" fo:font-weight="normal" style:font-weight-asian="bold" style:font-weight-complex="bold"/>
    </style:style>
    <style:style style:name="T27" style:family="text">
      <style:text-properties fo:font-variant="normal" fo:text-transform="none" fo:color="#000000" style:font-name="Consolas1" fo:font-size="12pt" fo:letter-spacing="normal" fo:font-style="normal" fo:font-weight="normal" fo:background-color="#ffffff"/>
    </style:style>
    <style:style style:name="T28" style:family="text">
      <style:text-properties fo:font-variant="normal" fo:text-transform="none" fo:color="#000000" style:font-name="Consolas1" fo:font-size="12pt" fo:letter-spacing="normal" fo:font-style="normal" fo:font-weight="normal" fo:background-color="#ffffff" style:font-weight-asian="bold" style:font-weight-complex="bold"/>
    </style:style>
    <style:style style:name="T29" style:family="text">
      <style:text-properties fo:font-variant="normal" fo:text-transform="none" fo:color="#000000" style:font-name="Consolas1" fo:font-size="12pt" fo:letter-spacing="normal" fo:font-style="normal" fo:font-weight="bold" fo:background-color="#ffffff"/>
    </style:style>
    <style:style style:name="T30" style:family="text">
      <style:text-properties fo:font-variant="normal" fo:text-transform="none" fo:color="#000000" fo:letter-spacing="normal" fo:background-color="#ffffff"/>
    </style:style>
    <style:style style:name="T31" style:family="text">
      <style:text-properties fo:font-variant="normal" fo:text-transform="none" fo:color="#333333" style:font-name="Trebuchet MS" fo:font-size="9.75pt" fo:letter-spacing="normal" fo:font-style="normal" fo:font-weight="normal" style:font-weight-asian="bold" style:font-weight-complex="bold"/>
    </style:style>
    <style:style style:name="T32" style:family="text">
      <style:text-properties fo:font-variant="normal" fo:text-transform="none" fo:color="#333333" style:font-name="Tahoma" fo:font-size="10.5pt" fo:letter-spacing="normal" fo:font-style="normal" fo:font-weight="normal" style:font-weight-asian="bold" style:font-weight-complex="bold"/>
    </style:style>
    <style:style style:name="T33" style:family="text">
      <style:text-properties fo:font-variant="normal" fo:text-transform="none" fo:color="#2b91af" style:font-name="Consolas" fo:font-size="10.5pt" fo:letter-spacing="normal" fo:font-style="normal" fo:font-weight="normal" fo:background-color="transparent"/>
    </style:style>
    <style:style style:name="T34" style:family="text">
      <style:text-properties fo:font-variant="normal" fo:text-transform="none" fo:color="#003399" style:font-name="Trebuchet MS" fo:font-size="12pt" fo:letter-spacing="normal" fo:font-style="normal" fo:font-weight="normal" style:font-weight-asian="bold" style:font-weight-complex="bold"/>
    </style:style>
    <style:style style:name="T35" style:family="text">
      <style:text-properties fo:font-variant="normal" fo:text-transform="none" fo:color="#0077cc" style:text-line-through-style="none" style:font-name="Consolas" fo:font-size="10.5pt" fo:letter-spacing="normal" fo:font-style="normal" style:text-underline-style="none" fo:font-weight="normal" style:text-blinking="false" fo:background-color="#eeeeee" style:font-weight-asian="bold" style:font-weight-complex="bold"/>
    </style:style>
    <style:style style:name="T36" style:family="text">
      <style:text-properties fo:font-variant="normal" fo:text-transform="none" fo:color="#0077cc" style:text-line-through-style="none" style:font-name="Consolas" fo:font-size="10.5pt" fo:letter-spacing="normal" fo:font-style="normal" style:text-underline-style="none" style:text-blinking="false" fo:background-color="#eeeeee"/>
    </style:style>
    <style:style style:name="T37" style:family="text">
      <style:text-properties fo:font-variant="normal" fo:text-transform="none" fo:color="#0077cc" style:text-line-through-style="none" style:font-name="Consolas" fo:font-size="10.5pt" fo:letter-spacing="normal" fo:font-style="normal" style:text-underline-style="none" fo:font-weight="bold" style:text-blinking="false" fo:background-color="#eeeeee" style:font-weight-asian="bold" style:font-weight-complex="bold"/>
    </style:style>
    <style:style style:name="T38" style:family="text">
      <style:text-properties fo:font-variant="normal" fo:text-transform="none" fo:color="#1b8ede" style:text-line-through-style="none" style:font-name="Verdana" fo:font-size="9pt" fo:letter-spacing="normal" fo:font-style="normal" style:text-underline-style="none" fo:font-weight="normal" style:text-blinking="false" fo:background-color="transparent" style:font-weight-asian="bold" style:font-weight-complex="bold"/>
    </style:style>
    <style:style style:name="T39" style:family="text">
      <style:text-properties fo:font-variant="normal" fo:text-transform="none" fo:color="#1b8ede" style:text-line-through-style="none" style:font-name="Verdana" fo:font-size="9pt" fo:letter-spacing="normal" fo:font-style="normal" style:text-underline-style="none" fo:font-weight="bold" style:text-blinking="false" fo:background-color="transparent" style:font-weight-asian="bold" style:font-weight-complex="bold"/>
    </style:style>
    <style:style style:name="T40" style:family="text">
      <style:text-properties fo:font-variant="normal" fo:text-transform="none" style:font-name="Consolas1" fo:font-style="normal" fo:font-weight="normal" fo:background-color="#ffffff"/>
    </style:style>
    <style:style style:name="T41" style:family="text">
      <style:text-properties fo:font-variant="normal" fo:text-transform="none" style:font-name="Consolas1" fo:font-style="normal" fo:font-weight="normal" style:font-name-asian="Consolas1" style:font-style-asian="normal" style:font-weight-asian="normal" style:font-name-complex="Consolas1" style:font-style-complex="normal" style:font-weight-complex="normal"/>
    </style:style>
    <style:style style:name="T42" style:family="text">
      <style:text-properties fo:font-variant="normal" fo:text-transform="none" style:font-name="Consolas1" fo:font-style="normal" fo:font-weight="bold" fo:background-color="#ffffff"/>
    </style:style>
    <style:style style:name="T43" style:family="text">
      <style:text-properties fo:font-variant="normal" fo:text-transform="none" fo:background-color="#ffffff"/>
    </style:style>
    <style:style style:name="T44" style:family="text">
      <style:text-properties fo:color="#000000"/>
    </style:style>
    <style:style style:name="T45" style:family="text">
      <style:text-properties fo:color="#000000" style:font-name="Arial"/>
    </style:style>
    <style:style style:name="T46" style:family="text">
      <style:text-properties fo:color="#000000" style:font-name="Arial" fo:font-size="10.5pt"/>
    </style:style>
    <style:style style:name="T47" style:family="text">
      <style:text-properties fo:color="#000000" style:font-name="Consolas" fo:font-size="10.5pt" fo:background-color="#eeeeee"/>
    </style:style>
    <style:style style:name="T48" style:family="text">
      <style:text-properties fo:color="#000000" style:text-position="0% 100%" style:font-name="Arial" fo:font-size="10.5pt" fo:font-weight="normal" fo:background-color="transparent" style:font-size-asian="10.5pt" style:font-size-complex="10.5pt"/>
    </style:style>
    <style:style style:name="T49" style:family="text">
      <style:text-properties fo:color="#000000" style:text-position="0% 100%" style:font-name="Consolas" fo:font-size="10.5pt" fo:background-color="transparent" style:font-size-asian="10.5pt" style:font-size-complex="10.5pt"/>
    </style:style>
    <style:style style:name="T50" style:family="text">
      <style:text-properties fo:color="#000000" style:text-position="0% 100%" style:font-name="Consolas" fo:font-size="10.5pt" fo:background-color="transparent" style:font-size-asian="10.5pt" style:font-weight-asian="normal" style:font-size-complex="10.5pt" style:font-weight-complex="normal"/>
    </style:style>
    <style:style style:name="T51" style:family="text">
      <style:text-properties fo:color="#000000" style:text-position="0% 100%" style:font-name="Consolas" fo:font-size="10.5pt" fo:font-weight="bold" fo:background-color="transparent" style:font-size-asian="10.5pt" style:font-size-complex="10.5pt"/>
    </style:style>
    <style:style style:name="T52" style:family="text">
      <style:text-properties style:font-name="Arial" fo:font-size="10.5pt"/>
    </style:style>
    <style:style style:name="T53" style:family="text">
      <style:text-properties fo:letter-spacing="normal"/>
    </style:style>
    <style:style style:name="T54" style:family="text">
      <style:text-properties fo:font-style="normal"/>
    </style:style>
    <style:style style:name="T55" style:family="text">
      <style:text-properties fo:font-weight="normal"/>
    </style:style>
    <style:style style:name="T56" style:family="text">
      <style:text-properties fo:font-weight="normal" fo:background-color="transparent"/>
    </style:style>
    <style:style style:name="T57" style:family="text">
      <style:text-properties fo:color="#006633" style:font-name="Arial" fo:font-size="10.5pt"/>
    </style:style>
    <style:style style:name="T58" style:family="text">
      <style:text-properties fo:color="#009900" style:font-name="Arial" fo:font-size="10.5pt"/>
    </style:style>
    <style:style style:name="T59" style:family="text">
      <style:text-properties fo:color="#0000ff" style:font-name="Arial" fo:font-size="10.5pt"/>
    </style:style>
    <style:style style:name="T60" style:family="text">
      <style:text-properties fo:color="#339933" style:font-name="Arial" fo:font-size="10.5pt"/>
    </style:style>
    <style:style style:name="T61" style:family="text">
      <style:text-properties style:text-position="sub 58%"/>
    </style:style>
    <style:style style:name="T62" style:family="text">
      <style:text-properties style:text-position="sub 58%" fo:font-weight="normal" fo:background-color="transparent"/>
    </style:style>
    <style:style style:name="T63" style:family="text">
      <style:text-properties style:text-position="0% 100%"/>
    </style:style>
    <style:style style:name="T64" style:family="text">
      <style:text-properties style:text-position="0% 100%" fo:font-weight="normal" fo:background-color="transparent"/>
    </style:style>
    <style:style style:name="T65" style:family="text">
      <style:text-properties style:text-position="0% 100%" fo:font-size="10.5pt" style:font-size-asian="10.5pt" style:font-size-complex="10.5pt"/>
    </style:style>
    <style:style style:name="T66" style:family="text">
      <style:text-properties style:text-position="0% 100%" fo:font-size="10.5pt" fo:font-weight="normal" fo:background-color="transparent" style:font-size-asian="10.5pt" style:font-size-complex="10.5pt"/>
    </style:style>
    <style:style style:name="T67" style:family="text">
      <style:text-properties fo:color="#2b91af" style:text-position="0% 100%" style:font-name="Consolas" fo:font-size="10.5pt" fo:background-color="transparent" style:font-size-asian="10.5pt" style:font-size-complex="10.5pt"/>
    </style:style>
    <style:style style:name="T68" style:family="text">
      <style:text-properties fo:color="#2b91af" style:text-position="0% 100%" style:font-name="Consolas" fo:font-size="10.5pt" fo:background-color="transparent" style:font-size-asian="10.5pt" style:font-weight-asian="normal" style:font-size-complex="10.5pt" style:font-weight-complex="normal"/>
    </style:style>
    <style:style style:name="T69" style:family="text">
      <style:text-properties fo:color="#2b91af" style:text-position="0% 100%" style:font-name="Consolas" fo:font-size="10.5pt" fo:font-weight="bold" fo:background-color="transparent" style:font-size-asian="10.5pt" style:font-size-complex="10.5pt"/>
    </style:style>
    <style:style style:name="T70" style:family="text">
      <style:text-properties fo:font-weight="bold" style:font-weight-asian="bold" style:font-weight-complex="bold"/>
    </style:style>
    <style:style style:name="T71" style:family="text">
      <style:text-properties style:font-name="Trebuchet MS" fo:font-size="12pt" style:font-weight-asian="bold" style:font-weight-complex="bold"/>
    </style:style>
    <style:style style:name="T72" style:family="text">
      <style:text-properties style:font-name="Helvetica Neue"/>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 b/w Runnable interface and Thread class &amp; When to use Runnable interface and when to use Thread class?</text:p>
      <text:p text:style-name="P14">When you extend Thread class, you can’t extend any other class which you require. (As you know, Java does not allow inheriting more than one class). When you implement Runnable, you can save a space for your class to extend any other class in future or now.</text:p>
      <text:p text:style-name="P21">However, the significant difference is.</text:p>
      <text:p text:style-name="P21">When you extends Thread class, each of your thread creates unique object and associate with it. When you implements Runnable, it shares the same object to multiple threads.</text:p>
      <text:p text:style-name="P21"/>
      <text:p text:style-name="P22">What are Daemon Thread</text:p>
      <text:p text:style-name="P2">Daemon threads are non-user threads. They are typically used to carry out low-priority tasks that should not take priority over the main task of the program. They can be used to do useful work when all other user threads are blocked. The garbage collector is one example of a daemon thread.</text:p>
      <text:p text:style-name="P2"/>
      <text:p text:style-name="P3">Java 1.5 features<text:line-break/>--------------------<text:line-break/>1.Enhanced for loop(for each for loop).<text:line-break/>2.Enumeration( enum keyword)<text:line-break/>3.Assertions added in java 1.5<text:line-break/>4.AutoBoxing/Unboxing ( like wrapper classes . means automatic convert between primitive to String and vice-versa.) <text:line-break/>5.Generics ( example: typed Collections, Set(&lt;String&gt;))<text:line-break/>6.Varagrs (variable arguments) (example : for printf() function,allows variable number of different arguments)<text:line-break/>7.StringBuilder class in jdk 1.5 (java.lang package)<text:line-break/>8.Annotations.</text:p>
      <text:p text:style-name="P3"/>
      <text:p text:style-name="P5">Can I call run() without calling start?</text:p>
      <text:p text:style-name="P3"><text:span text:style-name="T46">All magic happens in the </text:span><text:span text:style-name="Source_20_Text"><text:span text:style-name="T47">Thread.start</text:span></text:span><text:span text:style-name="T46"> method. That's where the new thread is created and the </text:span><text:span text:style-name="Source_20_Text"><text:span text:style-name="T47">run</text:span></text:span><text:span text:style-name="T46">-method is, as you probably know, called by the new thread.</text:span></text:p>
      <text:p text:style-name="P3"><text:span text:style-name="T46"/></text:p>
      <text:p text:style-name="P4"><text:span text:style-name="T46">Typesofmemory</text:span></text:p>
      <text:p text:style-name="P9"><text:span text:style-name="T52">stack,heap,permgen and native space</text:span></text:p>
      <text:p text:style-name="P9"><text:span text:style-name="T52"/></text:p>
      <text:p text:style-name="P10"><text:span text:style-name="T52">Q.25 Write a program to count number of occurrence of characters in a string.</text:span></text:p>
      <text:p text:style-name="P6"><text:span text:style-name="T46">StringUtils.</text:span><text:span text:style-name="T57">countOccurrencesOf</text:span><text:span text:style-name="T58">(</text:span><text:span text:style-name="T46">input, </text:span><text:span text:style-name="T59">"a"</text:span><text:span text:style-name="T58">)</text:span><text:span text:style-name="T60">;</text:span><text:span text:style-name="T46"><text:line-break/></text:span></text:p>
      <text:p text:style-name="P7"><text:span text:style-name="T46">Diffrnce Btwn String, StringBuffer, StringBuilder</text:span></text:p>
      <text:p text:style-name="P7"><text:span text:style-name="T46"/></text:p>
      <text:p text:style-name="P28"><text:span text:style-name="Strong_20_Emphasis"><text:span text:style-name="Source_20_Text"><text:span text:style-name="T67">Use</text:span></text:span></text:span><text:span text:style-name="Strong_20_Emphasis"><text:span text:style-name="Source_20_Text"><text:span text:style-name="T49"> </text:span></text:span></text:span><text:span text:style-name="Strong_20_Emphasis"><text:span text:style-name="Source_20_Text"><text:span text:style-name="T67">String</text:span></text:span></text:span><text:span text:style-name="Strong_20_Emphasis"><text:span text:style-name="Source_20_Text"><text:span text:style-name="T49">---&gt;</text:span></text:span></text:span><text:span text:style-name="Strong_20_Emphasis"><text:span text:style-name="Source_20_Text"><text:span text:style-name="T67">I</text:span></text:span></text:span><text:span text:style-name="Strong_20_Emphasis"><text:span text:style-name="Source_20_Text"><text:span text:style-name="T69">f</text:span></text:span></text:span><text:span text:style-name="Strong_20_Emphasis"><text:span text:style-name="Source_20_Text"><text:span text:style-name="T51"> you require immutabilty</text:span></text:span></text:span></text:p>
      <text:p text:style-name="P29"><text:span text:style-name="Source_20_Text"><text:span text:style-name="T33">Use</text:span></text:span><text:span text:style-name="Source_20_Text"><text:span text:style-name="T8"> </text:span></text:span><text:span text:style-name="Source_20_Text"><text:span text:style-name="T33">StringBuffer</text:span></text:span><text:span text:style-name="Source_20_Text"><text:span text:style-name="T8">----&gt;</text:span></text:span><text:span text:style-name="Source_20_Text"><text:span text:style-name="T33">If</text:span></text:span><text:span text:style-name="Source_20_Text"><text:span text:style-name="T8"> you require mutable + threadsafety</text:span></text:span></text:p>
      <text:p text:style-name="P29"><text:span text:style-name="Source_20_Text"><text:span text:style-name="T33">Use</text:span></text:span><text:span text:style-name="Source_20_Text"><text:span text:style-name="T8"> </text:span></text:span><text:span text:style-name="Source_20_Text"><text:span text:style-name="T33">StringBuilder</text:span></text:span><text:span text:style-name="Source_20_Text"><text:span text:style-name="T8">---&gt;</text:span></text:span><text:span text:style-name="Source_20_Text"><text:span text:style-name="T33">If</text:span></text:span><text:span text:style-name="Source_20_Text"><text:span text:style-name="T8"> you require mutable + with out threadsafety</text:span></text:span></text:p>
      <text:p text:style-name="Text_20_body"><text:line-break/><text:span text:style-name="T70">Why is String Immutable?</text:span></text:p>
      <text:p text:style-name="Text_20_body"><text:span text:style-name="T9">String A = "Test"<text:line-break/>String B = "Test" <text:line-break/><text:line-break/>1.Now String B called "</text:span><text:span text:style-name="T10">Test".toUpperCase()</text:span><text:span text:style-name="T9"> which change the same object into "TEST" , so A will also be "TEST" which is not desirable</text:span><text:span text:style-name="T13">.<text:line-break/>2.</text:span><text:span text:style-name="T16">this would lead serious security threat </text:span><text:span text:style-name="T13">: urls</text:span></text:p>
      <text:p text:style-name="Text_20_body"><text:span text:style-name="T13">3.</text:span><text:span text:style-name="T31">it can safely shared between many threads</text:span></text:p>
      <text:p text:style-name="Text_20_body"><text:span text:style-name="T13">4.to </text:span><text:span text:style-name="T14">allow String to cache its hashcode</text:span><text:span text:style-name="T13"> and donot calculate it everyttime.</text:span></text:p>
      <text:p text:style-name="Text_20_body"><text:soft-page-break/><text:span text:style-name="Source_20_Text"><text:span text:style-name="T15">Diffrnce btwn import and include in c++</text:span></text:span></text:p>
      <text:p text:style-name="Text_20_body"><text:span text:style-name="Source_20_Text"><text:span text:style-name="T15"/></text:span></text:p>
      <text:p text:style-name="Text_20_body"><text:span text:style-name="Source_20_Text"><text:span text:style-name="T7">import</text:span></text:span><text:span text:style-name="T4"> is done at runtime and </text:span><text:span text:style-name="Source_20_Text"><text:span text:style-name="T7">include</text:span></text:span><text:span text:style-name="T4"> is done at the compile time.</text:span></text:p>
      <text:list xml:id="list900525467" text:style-name="L1">
        <text:list-item>
          <text:p text:style-name="P24"><text:span text:style-name="Source_20_Text"><text:span text:style-name="T6">import</text:span></text:span><text:span text:style-name="T3"> act like </text:span><text:span text:style-name="Source_20_Text"><text:span text:style-name="T6">linker</text:span></text:span><text:span text:style-name="T3"> which provides the path of required class file to the </text:span><text:span text:style-name="Source_20_Text"><text:span text:style-name="T6">jvm</text:span></text:span><text:span text:style-name="T3"> and loads that class file to the RAM .</text:span></text:p>
        </text:list-item>
      </text:list>
      <text:p text:style-name="Text_20_body"><text:span text:style-name="T13"/></text:p>
      <text:p text:style-name="Text_20_body"><text:span text:style-name="T13">Include is exactly not the part of code.</text:span></text:p>
      <text:p text:style-name="Text_20_body"><text:span text:style-name="Source_20_Text"><text:span text:style-name="T7">#include</text:span></text:span><text:span text:style-name="T4"> directive just tells the pre-processor to include the contents of another text file (source). </text:span></text:p>
      <text:p text:style-name="Text_20_body"><text:span text:style-name="T13"> </text:span></text:p>
      <text:p text:style-name="Text_20_body"><text:span text:style-name="T12">Diffrnc </text:span><text:span text:style-name="T5">between </text:span><text:a xlink:type="simple" xlink:href="http://java.sun.com/javase/6/docs/api/java/io/Serializable.html"><text:span text:style-name="Source_20_Text"><text:span text:style-name="T37">Serializable</text:span></text:span></text:a><text:span text:style-name="T5"> and </text:span><text:a xlink:type="simple" xlink:href="http://java.sun.com/javase/6/docs/api/java/io/Externalizable.html"><text:span text:style-name="Source_20_Text"><text:span text:style-name="T37">Externalizable</text:span></text:span></text:a><text:span text:style-name="T5"> </text:span></text:p>
      <text:p text:style-name="Text_20_body"><text:span text:style-name="T4">the difference between </text:span><text:a xlink:type="simple" xlink:href="http://java.sun.com/javase/6/docs/api/java/io/Serializable.html"><text:span text:style-name="Source_20_Text"><text:span text:style-name="T35">Serializable</text:span></text:span></text:a><text:span text:style-name="T4"> and </text:span><text:a xlink:type="simple" xlink:href="http://java.sun.com/javase/6/docs/api/java/io/Externalizable.html"><text:span text:style-name="Source_20_Text"><text:span text:style-name="T35">Externalizable</text:span></text:span></text:a><text:span text:style-name="T4"> is that with classes which implement </text:span><text:span text:style-name="Source_20_Text"><text:span text:style-name="T7">Serializable</text:span></text:span><text:span text:style-name="T4">, the serialization of the object is taken care of automatically, while classes that implement </text:span><text:span text:style-name="Source_20_Text"><text:span text:style-name="T7">Externalizable</text:span></text:span><text:span text:style-name="T4"> is responsible for serializing itself, without the help of default serialization procedures.</text:span></text:p>
      <text:p text:style-name="Text_20_body"><text:span text:style-name="T13"/></text:p>
      <text:p text:style-name="Text_20_body"><text:span text:style-name="T13">One word </text:span><text:span text:style-name="T12">transient keyword</text:span><text:span text:style-name="T13"> is used in serialization process to prevent any variable from being serialized,<text:line-break/></text:span></text:p>
      <text:p text:style-name="P16"><text:span text:style-name="T11">Flaws with serialization</text:span></text:p>
      <text:p text:style-name="Text_20_body"><text:span text:style-name="T13"><text:line-break/></text:span><text:span text:style-name="T32">There are two problems with this approach:</text:span></text:p>
      <text:p text:style-name="P23">First, flushing session data to the session database is a slow process. Flushing session data too often degrades performance, and most servers are configured to flush every 30 seconds, or every minute, or longer. This "seemless" failover solution is never 100% effective.</text:p>
      <text:p text:style-name="P23">Second, my experience is most clients agree that throwing up an error message asking the user to log in and try again during the rare instances that a server fails. In this case, we turn off the session database altogether and enjoy the performance boost.</text:p>
      <text:p text:style-name="P23"/>
      <text:p text:style-name="P13">What is marker interface? Can we create our own marker interface?</text:p>
      <text:p text:style-name="Standard"><text:span text:style-name="T23">Marker interface in Java</text:span><text:span text:style-name="T13"> </text:span><text:span text:style-name="T22">is interfaces with no field or methods or in simple word </text:span><text:span text:style-name="T23">empty </text:span><text:bookmark text:name="IL_AD5"/><text:span text:style-name="T39">interface</text:span><text:span text:style-name="T23"> in java is called marker interface</text:span><text:span text:style-name="T22">. </text:span><text:bookmark text:name="IL_AD2"/><text:span text:style-name="T38">Example</text:span><text:span text:style-name="T22"> of marker interface is Serializable, Clonnable and </text:span><text:bookmark text:name="IL_AD4"/><text:span text:style-name="T38">Remote interface</text:span><text:span text:style-name="T13"><text:line-break/><text:line-break/></text:span></text:p>
      <text:h text:style-name="P27" text:outline-level="2"><text:span text:style-name="T71">Annotation Types</text:span></text:h>
      <text:list xml:id="list1215816621" text:style-name="L2">
        <text:list-item>
          <text:p text:style-name="P25"><text:span text:style-name="Strong_20_Emphasis"><text:span text:style-name="T24">Documented</text:span></text:span><text:span text:style-name="T24"><text:line-break/>When a annotation type is annotated with @Documented then wherever this annotation is used those elements should be documented using Javadoc tool.</text:span></text:p>
        </text:list-item>
        <text:list-item>
          <text:p text:style-name="P25"><text:span text:style-name="Strong_20_Emphasis"><text:span text:style-name="T24">Inherited</text:span></text:span><text:span text:style-name="T24"><text:line-break/>This meta annotation denotes that the annotation type can be inherited </text:span><text:soft-page-break/><text:span text:style-name="T24">from super class. When a class is annotated with annotation of type that is annotated with Inherited, then its super class will be queried till a matching annotation is found.</text:span></text:p>
        </text:list-item>
        <text:list-item>
          <text:p text:style-name="P19"><text:span text:style-name="Strong_20_Emphasis"><text:span text:style-name="T24">Retention</text:span></text:span><text:span text:style-name="T24"><text:line-break/>This meta annotation denotes the level till which this annotation will be carried. When an annotation type is annotated with meta annotation Retention, RetentionPolicy has three possible values:</text:span></text:p>
        </text:list-item>
      </text:list>
      <text:section text:style-name="Sect1" text:name="highlighter_99874">
        <table:table table:name="Table1" table:style-name="Table1">
          <table:table-column table:style-name="Table1.A"/>
          <table:table-row>
            <table:table-cell table:style-name="Table1.A1" office:value-type="string">
              <text:p text:style-name="P30"><text:span text:style-name="Source_20_Text"><text:span text:style-name="T40">@Retention(RetentionPolicy.RUNTIME)</text:span></text:span></text:p>
              <text:p text:style-name="P30"><text:span text:style-name="Source_20_Text"><text:span text:style-name="T42">public</text:span></text:span><text:span text:style-name="T40"> </text:span><text:span text:style-name="Source_20_Text"><text:span text:style-name="T40">@interface</text:span></text:span><text:span text:style-name="T40"> </text:span><text:span text:style-name="Source_20_Text"><text:span text:style-name="T40">Developer {</text:span></text:span></text:p>
              <text:p text:style-name="P30"><text:span text:style-name="Source_20_Text"><text:span text:style-name="T43">  </text:span></text:span><text:span text:style-name="Source_20_Text"><text:span text:style-name="T40">String value();</text:span></text:span></text:p>
              <text:p text:style-name="P30"><text:span text:style-name="Source_20_Text"><text:span text:style-name="T40">}</text:span></text:span></text:p>
            </table:table-cell>
          </table:table-row>
        </table:table>
      </text:section>
      <text:list xml:id="list197909355" text:style-name="L3">
        <text:list-item>
          <text:list>
            <text:list-item>
              <text:p text:style-name="P26"><text:span text:style-name="Strong_20_Emphasis"><text:span text:style-name="T25">Class</text:span></text:span><text:span text:style-name="T25"><text:line-break/>When the annotation value is given as ‘class’ then this annotation will be compiled and included in the class file.</text:span></text:p>
            </text:list-item>
            <text:list-item>
              <text:p text:style-name="P26"><text:span text:style-name="Strong_20_Emphasis"><text:span text:style-name="T24">Runtime</text:span></text:span><text:span text:style-name="T24"><text:line-break/>The value name itself says, when the retention value is ‘Runtime’ this annotation will be available in JVM at runtime. We can write custom code using reflection package and parse the annotation. I have give an example below.</text:span></text:p>
            </text:list-item>
            <text:list-item>
              <text:p text:style-name="P26"><text:span text:style-name="Strong_20_Emphasis"><text:span text:style-name="T24">Source<text:line-break/></text:span></text:span><text:span text:style-name="T24">This annotation will be removed at compile time and will not be available at compiled class.</text:span></text:p>
            </text:list-item>
          </text:list>
        </text:list-item>
        <text:list-item>
          <text:p text:style-name="P20"><text:span text:style-name="Strong_20_Emphasis"><text:span text:style-name="T24">Target</text:span></text:span><text:span text:style-name="T24"><text:line-break/>This meta annotation says that this annotation type is applicable for only the element (ElementType) listed. Possible values for ElementType are, CONSTRUCTOR, FIELD, LOCAL_VARIABLE, METHOD, PACKAGE, PARAMETER, TYPE.</text:span></text:p>
        </text:list-item>
      </text:list>
      <text:section text:style-name="Sect1" text:name="highlighter_353838">
        <table:table table:name="Table2" table:style-name="Table2">
          <table:table-column table:style-name="Table2.A"/>
          <table:table-row>
            <table:table-cell table:style-name="Table2.A1" office:value-type="string">
              <text:p text:style-name="P30"><text:span text:style-name="Source_20_Text"><text:span text:style-name="T40">@Target(ElementType.FIELD)</text:span></text:span></text:p>
              <text:p text:style-name="P31"><text:span text:style-name="Source_20_Text"><text:span text:style-name="T42">public</text:span></text:span><text:span text:style-name="T40"> </text:span><text:span text:style-name="Source_20_Text"><text:span text:style-name="T40">@interface</text:span></text:span><text:span text:style-name="T40"> </text:span><text:span text:style-name="Source_20_Text"><text:span text:style-name="T40">FieldInfo { }</text:span></text:span></text:p>
            </table:table-cell>
          </table:table-row>
        </table:table>
      </text:section>
      <text:p text:style-name="P18"><text:span text:style-name="T24"/></text:p>
      <text:h text:style-name="P27" text:outline-level="2"><text:span text:style-name="T71">Built-in Java Annotations (override, documented, supressed)</text:span></text:h>
      <text:p text:style-name="Text_20_body"><text:span text:style-name="T13">Customized</text:span></text:p>
      <text:p text:style-name="Text_20_body"><text:span text:style-name="Source_20_Text"><text:span text:style-name="T28">@Documented</text:span></text:span></text:p>
      <text:p text:style-name="P12"><text:span text:style-name="Source_20_Text"><text:span text:style-name="T29">public</text:span></text:span><text:span text:style-name="T27"> </text:span><text:span text:style-name="Source_20_Text"><text:span text:style-name="T27">@interface</text:span></text:span><text:span text:style-name="T27"> </text:span><text:span text:style-name="Source_20_Text"><text:span text:style-name="T27">Team {</text:span></text:span></text:p>
      <text:p text:style-name="P12"><text:span text:style-name="Source_20_Text"><text:span text:style-name="T30">    </text:span></text:span><text:span text:style-name="Source_20_Text"><text:span text:style-name="T29">int</text:span></text:span><text:span text:style-name="T27">    </text:span><text:span text:style-name="Source_20_Text"><text:span text:style-name="T27">teamId();</text:span></text:span></text:p>
      <text:p text:style-name="P12"><text:span text:style-name="Source_20_Text"><text:span text:style-name="T30">    </text:span></text:span><text:span text:style-name="Source_20_Text"><text:span text:style-name="T27">String teamName();</text:span></text:span></text:p>
      <text:p text:style-name="P12"><text:soft-page-break/><text:span text:style-name="Source_20_Text"><text:span text:style-name="T30">    </text:span></text:span><text:span text:style-name="Source_20_Text"><text:span text:style-name="T27">String teamLead() </text:span></text:span><text:span text:style-name="Source_20_Text"><text:span text:style-name="T29">default</text:span></text:span><text:span text:style-name="T27"> </text:span><text:span text:style-name="Source_20_Text"><text:span text:style-name="T27">"[unassigned]";</text:span></text:span></text:p>
      <text:p text:style-name="P12"><text:span text:style-name="Source_20_Text"><text:span text:style-name="T30">    </text:span></text:span><text:span text:style-name="Source_20_Text"><text:span text:style-name="T27">String writeDate();    </text:span></text:span><text:span text:style-name="Source_20_Text"><text:span text:style-name="T29">default</text:span></text:span><text:span text:style-name="T27"> </text:span><text:span text:style-name="Source_20_Text"><text:span text:style-name="T27">"[unimplemented]";</text:span></text:span></text:p>
      <text:p text:style-name="P12"><text:span text:style-name="Source_20_Text"><text:span text:style-name="T27">}</text:span></text:span></text:p>
      <text:p text:style-name="P15"><text:span text:style-name="T71"/></text:p>
      <text:p text:style-name="P11"><text:span text:style-name="Source_20_Text"><text:span text:style-name="T27">@Team(</text:span></text:span></text:p>
      <text:p text:style-name="P12"><text:span text:style-name="Source_20_Text"><text:span text:style-name="T30">    </text:span></text:span><text:span text:style-name="Source_20_Text"><text:span text:style-name="T27">teamId       = 73,</text:span></text:span></text:p>
      <text:p text:style-name="P12"><text:span text:style-name="Source_20_Text"><text:span text:style-name="T30">    </text:span></text:span><text:span text:style-name="Source_20_Text"><text:span text:style-name="T27">teamName = "Rambo Mambo",</text:span></text:span></text:p>
      <text:p text:style-name="P12"><text:span text:style-name="Source_20_Text"><text:span text:style-name="T30">    </text:span></text:span><text:span text:style-name="Source_20_Text"><text:span text:style-name="T27">teamLead = "Yo Man",</text:span></text:span></text:p>
      <text:p text:style-name="P12"><text:span text:style-name="Source_20_Text"><text:span text:style-name="T30">    </text:span></text:span><text:span text:style-name="Source_20_Text"><text:span text:style-name="T27">writeDate     = "3/1/2012"</text:span></text:span></text:p>
      <text:p text:style-name="P12"><text:span text:style-name="Source_20_Text"><text:span text:style-name="T27">)</text:span></text:span></text:p>
      <text:p text:style-name="P17"><text:line-break/><text:span text:style-name="T26">Marker Annotations</text:span></text:p>
      <text:p text:style-name="P17"><text:line-break/><text:span text:style-name="T13">Single Value Annotations</text:span></text:p>
      <text:p text:style-name="P1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Liberation Sans', 'DejaVu Sans', sans-serif"/>
    <style:font-face style:name="Consolas1" svg:font-family="Consolas, 'Bitstream Vera Sans Mono', 'Courier New', Courier, monospace"/>
    <style:font-face style:name="Consolas" svg:font-family="Consolas, Menlo, Monaco, 'Lucida Console', 'Liberation Mono', 'DejaVu Sans Mono', 'Bitstream Vera Sans Mono', 'Courier New', monospace, serif"/>
    <style:font-face style:name="Courier New" svg:font-family="'Courier New'"/>
    <style:font-face style:name="Courier New1" svg:font-family="'Courier New', Courier, monospace"/>
    <style:font-face style:name="Georgia" svg:font-family="Georgia"/>
    <style:font-face style:name="Helvetica Neue" svg:font-family="'Helvetica Neue', Arial, sans-serif"/>
    <style:font-face style:name="Lohit Devanagari1" svg:font-family="'Lohit Devanagari'"/>
    <style:font-face style:name="Open Sans" svg:font-family="'Open Sans', sans-serif"/>
    <style:font-face style:name="OpenSymbol" svg:font-family="OpenSymbol"/>
    <style:font-face style:name="Tahoma" svg:font-family="Tahoma, Geneva, Arial, sans-serif"/>
    <style:font-face style:name="Times New Roman" svg:font-family="'Times New Roman'"/>
    <style:font-face style:name="Trebuchet MS" svg:font-family="'Trebuchet MS', Verdana, Arial, sans-serif"/>
    <style:font-face style:name="Verdana" svg:font-family="Verdana"/>
    <style:font-face style:name="arial" svg:font-family="arial, sans-serif"/>
    <style:font-face style:name="verdana" svg:font-family="verdana, arial, helvetica, sans-serif"/>
    <style:font-face style:name="DejaVu Sans Mono" svg:font-family="'DejaVu Sans Mono'" style:font-family-generic="modern" style:font-pitch="fixed"/>
    <style:font-face style:name="Lohit Devanagari2"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Lohit Devanagari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Devanagar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Lohit Devanagari2"/>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21T06:54:39</meta:creation-date>
    <dc:date>2014-05-22T13:47:55</dc:date>
    <meta:editing-duration>PT30H04M47S</meta:editing-duration>
    <meta:editing-cycles>19</meta:editing-cycles>
    <meta:generator>OpenOffice.org/3.2$Linux OpenOffice.org_project/320m19$Build-9505</meta:generator>
    <meta:document-statistic meta:table-count="2" meta:image-count="0" meta:object-count="0" meta:page-count="4" meta:paragraph-count="68" meta:word-count="901" meta:character-count="5876"/>
  </office:meta>
</office:document-meta>
</file>